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5-07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5-04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5-01-0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4-10-0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4-07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4-04-03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4-0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3-10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3-07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3-04-11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3-0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2-10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2-07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2-04-0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2-01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1-10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1-07-0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1-04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1-01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0-10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0-07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0-05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20-0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9-10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9-07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9-04-0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9-01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8-10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8-07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8-04-0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8-01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10-0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7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4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7-01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10-0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3104" calcext:value-type="float">
            <text:p>44.3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1376" calcext:value-type="float">
            <text:p>44.35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00601290323" calcext:value-type="float">
            <text:p>44.210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14771428571" calcext:value-type="float">
            <text:p>43.9314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17788387097" calcext:value-type="float">
            <text:p>43.5817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3749677419" calcext:value-type="float">
            <text:p>43.312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01928" calcext:value-type="float">
            <text:p>43.3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5987096774" calcext:value-type="float">
            <text:p>43.369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1248" calcext:value-type="float">
            <text:p>43.39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11718709677" calcext:value-type="float">
            <text:p>43.371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49948387097" calcext:value-type="float">
            <text:p>43.404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6192" calcext:value-type="float">
            <text:p>43.33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3124" calcext:value-type="float">
            <text:p>43.2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6812903226" calcext:value-type="float">
            <text:p>43.45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67611428571" calcext:value-type="float">
            <text:p>43.5367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517568" calcext:value-type="float">
            <text:p>43.605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19712727273" calcext:value-type="float">
            <text:p>43.41197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4008" calcext:value-type="float">
            <text:p>43.4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70709302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272" calcext:value-type="float">
            <text:p>43.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6" meta:object-count="0"/>
    <meta:user-defined meta:name="AppVersion">3.0</meta:user-defined>
  </office:meta>
</office:document-meta>
</file>